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04" calcext:value-type="float">
            <text:p>304</text:p>
          </table:table-cell>
          <table:table-cell table:style-name="ce7" table:formula="of:=COUNTIF([.B7:.B454];&quot;X&quot;)" office:value-type="float" office:value="257" calcext:value-type="float">
            <text:p>25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2" calcext:value-type="float">
            <text:p>32</text:p>
          </table:table-cell>
          <table:table-cell table:style-name="ce25" table:formula="of:=SUM([.B2:.F2])" office:value-type="float" office:value="328" calcext:value-type="float">
            <text:p>3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2">00/00/0000</text:date>, <text:time style:data-style-name="N2" text:time-value="20:11:15.9086966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12T20:11:46.672985236</dc:date>
    <meta:editing-duration>PT11H35M19S</meta:editing-duration>
    <meta:editing-cycles>305</meta:editing-cycles>
    <meta:document-statistic meta:table-count="1" meta:cell-count="1811" meta:object-count="0"/>
  </office:meta>
</office:document-meta>
</file>